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6" style:family="table-row">
      <style:table-row-properties style:min-row-height="0.743cm"/>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3ceaa7"/>
    </style:style>
    <style:style style:name="P4" style:family="paragraph" style:parent-style-name="Standard">
      <style:text-properties officeooo:rsid="003ceaa7" officeooo:paragraph-rsid="003ceaa7"/>
    </style:style>
    <style:style style:name="P5" style:family="paragraph" style:parent-style-name="Standard">
      <style:text-properties officeooo:rsid="003fd34a" officeooo:paragraph-rsid="003fd34a"/>
    </style:style>
    <style:style style:name="P6"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7" style:family="paragraph" style:parent-style-name="Table_20_Contents">
      <style:paragraph-properties fo:text-align="justify" style:justify-single-word="false"/>
      <style:text-properties style:font-name="FreeSerif" style:font-size-asian="10.5pt"/>
    </style:style>
    <style:style style:name="P8"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9" style:family="paragraph" style:parent-style-name="Table_20_Contents">
      <style:paragraph-properties fo:text-align="justify" style:justify-single-word="false"/>
      <style:text-properties style:font-name="FreeSerif" officeooo:rsid="00283326" officeooo:paragraph-rsid="00283326" style:font-size-asian="10.5pt"/>
    </style:style>
    <style:style style:name="P10" style:family="paragraph" style:parent-style-name="Table_20_Contents">
      <style:paragraph-properties fo:text-align="justify" style:justify-single-word="false"/>
      <style:text-properties style:font-name="FreeSerif" officeooo:rsid="00296e25" officeooo:paragraph-rsid="00296e25" style:font-size-asian="10.5pt"/>
    </style:style>
    <style:style style:name="P11" style:family="paragraph" style:parent-style-name="Table_20_Contents">
      <style:paragraph-properties fo:text-align="justify" style:justify-single-word="false"/>
      <style:text-properties style:font-name="FreeSerif" officeooo:rsid="0031b18d" officeooo:paragraph-rsid="0031b18d" style:font-size-asian="10.5pt"/>
    </style:style>
    <style:style style:name="P12" style:family="paragraph" style:parent-style-name="Table_20_Contents">
      <style:paragraph-properties fo:text-align="justify" style:justify-single-word="false"/>
      <style:text-properties style:font-name="FreeSerif" officeooo:rsid="00341b04" officeooo:paragraph-rsid="00341b04" style:font-size-asian="10.5pt"/>
    </style:style>
    <style:style style:name="P13" style:family="paragraph" style:parent-style-name="Table_20_Contents">
      <style:paragraph-properties fo:text-align="justify" style:justify-single-word="false"/>
      <style:text-properties style:font-name="FreeSerif" officeooo:rsid="0034f6da" officeooo:paragraph-rsid="0034f6da" style:font-size-asian="10.5pt"/>
    </style:style>
    <style:style style:name="P14" style:family="paragraph" style:parent-style-name="Table_20_Heading">
      <style:text-properties style:font-name="FreeSerif" style:font-size-asian="10.5pt"/>
    </style:style>
    <style:style style:name="P15" style:family="paragraph" style:parent-style-name="Illustration">
      <style:paragraph-properties fo:text-align="center" style:justify-single-word="false"/>
    </style:style>
    <style:style style:name="P16" style:family="paragraph" style:parent-style-name="Text_20_body">
      <style:text-properties officeooo:rsid="0018bd5e" officeooo:paragraph-rsid="0018bd5e"/>
    </style:style>
    <style:style style:name="P17" style:family="paragraph" style:parent-style-name="Text_20_body">
      <style:text-properties officeooo:rsid="003cc3e0" officeooo:paragraph-rsid="003cc3e0"/>
    </style:style>
    <style:style style:name="P18" style:family="paragraph" style:parent-style-name="Heading_20_1_20_-_20_no_20_caption">
      <style:text-properties officeooo:paragraph-rsid="001e7528"/>
    </style:style>
    <style:style style:name="P19" style:family="paragraph" style:parent-style-name="Standard">
      <style:text-properties officeooo:rsid="003ceaa7" officeooo:paragraph-rsid="003ceaa7"/>
    </style:style>
    <style:style style:name="P20" style:family="paragraph" style:parent-style-name="Standard">
      <style:text-properties officeooo:rsid="004163ce" officeooo:paragraph-rsid="004163ce"/>
    </style:style>
    <style:style style:name="P21" style:family="paragraph" style:parent-style-name="Standard">
      <style:text-properties officeooo:rsid="00452cb6" officeooo:paragraph-rsid="00452cb6"/>
    </style:style>
    <style:style style:name="P22" style:family="paragraph" style:parent-style-name="Standard">
      <style:text-properties officeooo:rsid="004713b9" officeooo:paragraph-rsid="004713b9"/>
    </style:style>
    <style:style style:name="P23" style:family="paragraph" style:parent-style-name="Standard">
      <style:text-properties officeooo:rsid="004726ab" officeooo:paragraph-rsid="004726ab"/>
    </style:style>
    <style:style style:name="P24" style:family="paragraph" style:parent-style-name="Standard">
      <style:text-properties officeooo:rsid="003fd34a" officeooo:paragraph-rsid="003fd34a"/>
    </style:style>
    <style:style style:name="P25" style:family="paragraph" style:parent-style-name="Standard">
      <style:text-properties officeooo:rsid="004867e6" officeooo:paragraph-rsid="004867e6"/>
    </style:style>
    <style:style style:name="P26" style:family="paragraph" style:parent-style-name="Standard">
      <style:text-properties officeooo:rsid="004993ef" officeooo:paragraph-rsid="004993ef"/>
    </style:style>
    <style:style style:name="P27" style:family="paragraph" style:parent-style-name="code" style:list-style-name="L1">
      <style:text-properties officeooo:rsid="001e7528" officeooo:paragraph-rsid="001e7528"/>
    </style:style>
    <style:style style:name="P28" style:family="paragraph" style:parent-style-name="Heading_20_1">
      <style:text-properties officeooo:rsid="0018bd5e" officeooo:paragraph-rsid="0018bd5e"/>
    </style:style>
    <style:style style:name="P29" style:family="paragraph" style:parent-style-name="Heading_20_1">
      <style:paragraph-properties fo:break-before="page"/>
    </style:style>
    <style:style style:name="P30" style:family="paragraph" style:parent-style-name="enum" style:list-style-name="L1"/>
    <style:style style:name="P31" style:family="paragraph" style:parent-style-name="enum" style:list-style-name="L1">
      <style:text-properties officeooo:rsid="001e7528" officeooo:paragraph-rsid="001e7528"/>
    </style:style>
    <style:style style:name="P32" style:family="paragraph" style:parent-style-name="enum" style:list-style-name="L1">
      <style:text-properties officeooo:rsid="004c9752" officeooo:paragraph-rsid="001e7528"/>
    </style:style>
    <style:style style:name="P33" style:family="paragraph" style:parent-style-name="enum" style:list-style-name="L1">
      <style:text-properties fo:language="fr" fo:country="CA" style:language-asian="zh" style:country-asian="CN" style:language-complex="ar" style:country-complex="SA"/>
    </style:style>
    <style:style style:name="P34" style:family="paragraph" style:parent-style-name="enum" style:list-style-name="L2"/>
    <style:style style:name="P35" style:family="paragraph" style:parent-style-name="Table_20_Contents">
      <style:text-properties officeooo:rsid="00424225" officeooo:paragraph-rsid="00424225"/>
    </style:style>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normal" officeooo:rsid="0024c687" style:font-style-asian="italic" style:font-weight-asian="normal" style:font-style-complex="italic" style:font-weight-complex="normal"/>
    </style:style>
    <style:style style:name="T4" style:family="text">
      <style:text-properties style:font-name="FreeSerif2"/>
    </style:style>
    <style:style style:name="T5" style:family="text">
      <style:text-properties style:text-position="super 58%"/>
    </style:style>
    <style:style style:name="T6" style:family="text">
      <style:text-properties officeooo:rsid="00130fe7"/>
    </style:style>
    <style:style style:name="T7" style:family="text">
      <style:text-properties fo:font-weight="bold" style:font-weight-asian="bold" style:font-weight-complex="bold"/>
    </style:style>
    <style:style style:name="T8" style:family="text">
      <style:text-properties fo:font-weight="bold" officeooo:rsid="0024c687" style:font-weight-asian="bold" style:font-weight-complex="bold"/>
    </style:style>
    <style:style style:name="T9" style:family="text">
      <style:text-properties officeooo:rsid="0016cb3c"/>
    </style:style>
    <style:style style:name="T10" style:family="text">
      <style:text-properties officeooo:rsid="001a89b0"/>
    </style:style>
    <style:style style:name="T11" style:family="text">
      <style:text-properties officeooo:rsid="00206aea"/>
    </style:style>
    <style:style style:name="T12" style:family="text">
      <style:text-properties officeooo:rsid="00209190"/>
    </style:style>
    <style:style style:name="T13" style:family="text">
      <style:text-properties officeooo:rsid="0022dbd7"/>
    </style:style>
    <style:style style:name="T14" style:family="text">
      <style:text-properties fo:font-style="normal" fo:font-weight="bold" officeooo:rsid="0024c687"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officeooo:rsid="00424225" style:font-style-asian="normal" style:font-style-complex="normal"/>
    </style:style>
    <style:style style:name="T17" style:family="text">
      <style:text-properties fo:font-style="normal" officeooo:rsid="00438e29" style:font-style-asian="normal" style:font-style-complex="normal"/>
    </style:style>
    <style:style style:name="T18" style:family="text">
      <style:text-properties fo:font-style="normal" officeooo:rsid="00443b9c" style:font-style-asian="normal" style:font-style-complex="normal"/>
    </style:style>
    <style:style style:name="T19" style:family="text">
      <style:text-properties officeooo:rsid="0025353d"/>
    </style:style>
    <style:style style:name="T20" style:family="text">
      <style:text-properties fo:font-weight="normal" officeooo:rsid="0024c687" style:font-weight-asian="normal" style:font-weight-complex="normal"/>
    </style:style>
    <style:style style:name="T21" style:family="text">
      <style:text-properties officeooo:rsid="00296e25"/>
    </style:style>
    <style:style style:name="T22" style:family="text">
      <style:text-properties officeooo:rsid="002cf2f9"/>
    </style:style>
    <style:style style:name="T23" style:family="text">
      <style:text-properties officeooo:rsid="0032defc"/>
    </style:style>
    <style:style style:name="T24" style:family="text">
      <style:text-properties officeooo:rsid="00349d80"/>
    </style:style>
    <style:style style:name="T25" style:family="text">
      <style:text-properties officeooo:rsid="00365dcf"/>
    </style:style>
    <style:style style:name="T26" style:family="text">
      <style:text-properties officeooo:rsid="004726ab"/>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draw:fill="none" fo:padding="0cm" fo:border="none"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F8601 – Systèmes parallèles</text:p>
      <text:p text:style-name="P1"/>
      <text:p text:style-name="P1">Laboratoire 3 – Automne 201<text:span text:style-name="T13">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5">Loïc Poncet 1973621; Baptiste Ringondaud 1973586</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text:span text:style-name="T13">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text:span text:style-name="T13">Figure</text:span> <text:sequence text:ref-name="refIllustration1" text:name="Illustration" text:formula="ooow:Illustration+1" style:num-format="1">2</text:sequence>: Schéma de la discrétisation Runge-Kutta</text:p></draw:text-box></draw:frame><draw:frame draw:style-name="fr4" draw:name="Objet1" text:anchor-type="as-char" svg:width="3.799cm" svg:height="1.117cm" draw:z-index="3"><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text:soft-page-break/></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18">Informations techniques</text:p>
      <text:list xml:id="list7093210920563115914" text:style-name="L1">
        <text:list-item>
          <text:p text:style-name="P31">Pour <text:span text:style-name="T12">compiler</text:span> le projet, utilisez la commande </text:p>
          <text:p text:style-name="P27">CC=mpicc ./configure <text:span text:style-name="T11">&amp;&amp; make</text:span></text:p>
        </text:list-item>
        <text:list-item>
          <text:p text:style-name="P32">Décompression et compilation</text:p>
        </text:list-item>
        <text:list-item>
          <text:p text:style-name="P30">Répondez directement dans le questionnaire ODT avec LibreOffice ou OpenOffice.</text:p>
        </text:list-item>
        <text:list-item>
          <text:p text:style-name="P30">La correction se fera directement dans le document électronique.</text:p>
        </text:list-item>
        <text:list-item>
          <text:p text:style-name="P30">Le questionnaire rempli et le code doivent être remis par Moodle dans une archive tar.gz.</text:p>
        </text:list-item>
        <text:list-item>
          <text:p text:style-name="P30">Une seule personne de l'équipe doit effectuer la remise sur Moodle.</text:p>
        </text:list-item>
        <text:list-item>
          <text:p text:style-name="P30">Avant la remise, faites <text:span text:style-name="technical">make clean</text:span> et supprimez les images.</text:p>
        </text:list-item>
        <text:list-item>
          <text:p text:style-name="P30">Pour obtenir les mesures de performance, compilez avec l'optimisation -O2 (valeur par défaut).</text:p>
        </text:list-item>
        <text:list-item>
          <text:p text:style-name="P33">Recommencez une expérience si vous jugez que les données sont anormales.</text:p>
        </text:list-item>
        <text:list-item>
          <text:p text:style-name="P33">Utilisez la grappe de calcul pour obtenir vos résultats.</text:p>
        </text:list-item>
        <text:list-item>
          <text:p text:style-name="P33">10% de la note finale peut être enlevée pour la mauvaise qualité de la langue, soit 1% par faute.</text:p>
        </text:list-item>
        <text:list-item>
          <text:p text:style-name="P30"><text:span text:style-name="T1">La correction s'effectue avec l'option de compilation </text:span><text:span text:style-name="technical"><text:span text:style-name="T1">-Wall</text:span></text:span> (valeur par défaut).</text:p>
        </text:list-item>
        <text:list-item>
          <text:p text:style-name="P33">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19">Si vous désirez</text:span><text:span text:style-name="T8"> </text:span><text:span text:style-name="T20">exécuter le code sur votre machine avec plusieurs processus, lancez l’exécutable à travers la commande </text:span><text:span text:style-name="T3">mpirun</text:span><text:span text:style-name="T20">. Vous pouvez spécifier le nombre de processus avec l’argument </text:span><text:span text:style-name="T3">-np</text:span><text:span text:style-name="T20"> de </text:span><text:span text:style-name="T3">mpirun</text:span><text:span text:style-name="T14">.</text:span></text:p>
      <text:p text:style-name="Heading_20_2"><text:soft-page-break/>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4">Technique</text:p>
            </table:table-cell>
            <table:table-cell table:style-name="Tableau1.B1" office:value-type="string">
              <text:p text:style-name="P14">Principe de fonctionnement</text:p>
            </table:table-cell>
          </table:table-row>
        </table:table-header-rows>
        <table:table-row>
          <table:table-cell table:style-name="Tableau1.A2" office:value-type="string">
            <text:p text:style-name="P8">ordered</text:p>
          </table:table-cell>
          <table:table-cell table:style-name="Tableau1.B2" office:value-type="string">
            <text:p text:style-name="P10">L’échange s’effectue par paire de nœuds. <text:span text:style-name="T22">Chaque nœud va communiquer en premier lieu avec le nœud au sud, puis écouter au nord (respectivement écouter au nord puis communiquer au sud). Il n’y a pas de blocage puisque tous les nœuds envoient ou reçoivent avec un nœud dans la situation inverse.</text:span></text:p>
          </table:table-cell>
        </table:table-row>
        <table:table-row>
          <table:table-cell table:style-name="Tableau1.A2" office:value-type="string">
            <text:p text:style-name="P8">blocking</text:p>
          </table:table-cell>
          <table:table-cell table:style-name="Tableau1.B2" office:value-type="string">
            <text:p text:style-name="P9">Lors de cet échange, chaque nœud va effectuer un envoi vers le nœud directement au sud, créant un blocage puisque seul le nœud le plus au sud se trouve en position de réception puisqu’il n’a pas eu à effectuer d’envoi. Une fois l’envoi du nœud (n-1<text:span text:style-name="T21">)</text:span> au nœud n terminé, le nœud (n-1) va se mettre en position de réception, permettant ainsi au nœud (n-2) de finaliser son envoi et de se mettre à son tour en position de réception. Cette configuration va se propager jusqu’au nœud le plus au nord.</text:p>
          </table:table-cell>
        </table:table-row>
        <table:table-row>
          <table:table-cell table:style-name="Tableau1.A2" office:value-type="string">
            <text:p text:style-name="P7">combined</text:p>
          </table:table-cell>
          <table:table-cell table:style-name="Tableau1.B2" office:value-type="string">
            <text:p text:style-name="P11">Les échanges s’effectuent de la même façon qu’avec la technique ordered, <text:span text:style-name="T23">les deux instructions séparées d’envoi et de réception sont combinées en une seule instruction.</text:span></text:p>
          </table:table-cell>
        </table:table-row>
        <table:table-row>
          <table:table-cell table:style-name="Tableau1.A2" office:value-type="string">
            <text:p text:style-name="P7">buffered</text:p>
          </table:table-cell>
          <table:table-cell table:style-name="Tableau1.B2" office:value-type="string">
            <text:p text:style-name="P12">Avec cette technique, chaque nœud peut faire l’usage d’un buffer si jamais l’envoi ne peut s’effectuer dans l’immédiat (si aucun <text:span text:style-name="T24">nœud n’est en position de réception pour ce message) afin de pouvoir continuer son exécution.</text:span></text:p>
          </table:table-cell>
        </table:table-row>
        <table:table-row table:style-name="Tableau1.6">
          <table:table-cell table:style-name="Tableau1.A2" office:value-type="string">
            <text:p text:style-name="P7">async</text:p>
          </table:table-cell>
          <table:table-cell table:style-name="Tableau1.B2" office:value-type="string">
            <text:p text:style-name="P13">Pour chaque nœud, deux réceptions asynchrones sont lancées <text:span text:style-name="T25">(nord et sud), et deux envois asynchrones sont effectués. Ainsi, pour chaque nœud les réceptions et les envois seront effectués sans blocage, mais dans un ordre nord/sud non déterminé.</text:span></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7">Nous avons choisi d’utiliser la méthode « combined» impliquant l’utilisation de la fonction « Sendrecv»</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29"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6">s</text:span> répertoire<text:span text:style-name="T6">s</text:span> « image » et « tests ». Il est possible de spécifier les dimensions de la décomposition 2D (cas général). L'image sera décomposée en <text:span text:style-name="T2">dimx</text:span> colonnes par <text:span text:style-name="T2">dimy</text:span> rangée. <text:span text:style-name="T7">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8909664367435432059" text:style-name="L2">
        <text:list-item>
          <text:p text:style-name="P34">MPI_Recv() et MPI_Send() ou d'autres variantes selon votre choix à la section 1</text:p>
        </text:list-item>
        <text:list-item>
          <text:p text:style-name="P34">MPI_Type_vector() et MPI_Type_commit() pour l'échange des colonnes</text:p>
        </text:list-item>
        <text:list-item>
          <text:p text:style-name="P34">MPI_Cart_create() pour la création d'un domaine cartésien 2D</text:p>
        </text:list-item>
        <text:list-item>
          <text:p text:style-name="P34">MPI_Cart_shift() pour déterminer les voisins</text:p>
        </text:list-item>
        <text:list-item>
          <text:p text:style-name="P34">MPI_Cart_coords() pour déterminer sa position dans le domaine cartésien</text:p>
        </text:list-item>
      </text:list>
      <text:p text:style-name="enum"/>
      <text:p text:style-name="enum">Le diagramme de la figure <text:span text:style-name="T13">3 </text:span>est un aide mémoire sur la sélection des lignes et des colonnes de données, utile lors de l'échange des frontières. </text:p>
      <text:p text:style-name="enum"/>
      <text:p text:style-name="enum"><draw:frame draw:style-name="fr3" draw:name="Cadre3" text:anchor-type="paragraph" svg:width="11.591cm" draw:z-index="1"><draw:text-box fo:min-height="10.672cm"><text:p text:style-name="P15"><draw:frame draw:style-name="fr5" draw:name="Objet2" text:anchor-type="paragraph" svg:x="0.004cm" svg:y="0.002cm" svg:width="11.591cm" style:rel-width="100%" svg:height="10.672cm" style:rel-height="scale" draw:z-index="4"><draw:object xlink:href="./Object 2" xlink:type="simple" xlink:show="embed" xlink:actuate="onLoad"/><draw:image xlink:href="./ObjectReplacements/Object 2" xlink:type="simple" xlink:show="embed" xlink:actuate="onLoad"/></draw:frame><text:span text:style-name="T13">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5">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7">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9">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P3"/>
      <text:p text:style-name="P4"/>
      <text:p text:style-name="P5">3.1</text:p>
      <text:p text:style-name="P4"/>
      <text:p text:style-name="P20">En analysant les résultats obtenus dans le fichier <text:span text:style-name="T2">heatsim_startup.stats</text:span><text:span text:style-name="T15">, on en déduit que le surcoût associé au lancement du calcul par</text:span><text:span text:style-name="T18">all</text:span><text:span text:style-name="T15">èle st de 283 ns par pixel d'image chargée. Ce surcoût a été calculé en utilisant le</text:span><text:span text:style-name="T16">s résultats obtenus pour un processeur, ce qui permet de calculer un</text:span><text:span text:style-name="T17">iq</text:span><text:span text:style-name="T16">uement le surcoût lié au chargement de l'image. <text:s/></text:span></text:p>
      <text:p text:style-name="P21">En ne prenant en compte que les résultats obtenus pour plus de 8 processeurs (taille à partir de laquelle il commence à y avoir des transmissions réseau), on trouve un temps de transmission moyen par processeur de 65ms.</text:p>
      <text:p text:style-name="P4"/>
      <text:p text:style-name="P22">3.2</text:p>
      <text:p text:style-name="P22"/>
      <text:p text:style-name="P22"><draw:frame draw:style-name="fr6" draw:name="Object2" text:anchor-type="paragraph" svg:width="15.501cm" svg:height="4.066cm" draw:z-index="5"><draw:object xlink:href="./Object 4" xlink:type="simple" xlink:show="embed" xlink:actuate="onLoad"/><draw:image xlink:href="./ObjectReplacements/Object 4"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23">On peut voir dans ce tableau que le temps moyen d'une itération augmente avec la taille de l'image, et diminue avec le nombre de coeurs.</text:p>
      <text:p text:style-name="P4"/>
      <text:p text:style-name="P4">3.3</text:p>
      <text:p text:style-name="P4"/>
      <text:p text:style-name="P5"/>
      <text:p text:style-name="P5"><draw:frame draw:style-name="fr7" draw:name="Object1" text:anchor-type="paragraph" svg:width="18.292cm" svg:height="9.01cm" draw:z-index="6"><draw:object xlink:href="./Object 3" xlink:type="simple" xlink:show="embed" xlink:actuate="onLoad"/><draw:image xlink:href="./ObjectReplacements/Object 3" xlink:type="simple" xlink:show="embed" xlink:actuate="onLoad"/></draw:frame></text:p>
      <text:p text:style-name="P5"/>
      <text:p text:style-name="P5">3.<text:span text:style-name="T26">4</text:span></text:p>
      <text:p text:style-name="P5"/>
      <text:p text:style-name="P26"><draw:frame draw:style-name="fr7" draw:name="Object3" text:anchor-type="paragraph" svg:width="16.011cm" svg:height="9.01cm" draw:z-index="7"><draw:object xlink:href="./Object 5" xlink:type="simple" xlink:show="embed" xlink:actuate="onLoad"/><draw:image xlink:href="./ObjectReplacements/Object 5" xlink:type="simple" xlink:show="embed" xlink:actuate="onLoad"/></draw:frame><text:soft-page-break/>Il semble que les résultats obtenus pour 32 cœurs soient aberrants, compte tenu des autres accélérations obtenues.</text:p>
      <text:p text:style-name="P25"/>
      <text:p text:style-name="P25">3.5</text:p>
      <text:p text:style-name="P25"/>
      <text:p text:style-name="P25"><draw:frame draw:style-name="fr6" draw:name="Object4" text:anchor-type="paragraph" svg:width="16.011cm" svg:height="9.01cm" draw:z-index="8"><draw:object xlink:href="./Object 6" xlink:type="simple" xlink:show="embed" xlink:actuate="onLoad"/><draw:image xlink:href="./ObjectReplacements/Object 6" xlink:type="simple" xlink:show="embed" xlink:actuate="onLoad"/></draw:frame></text:p>
      <text:p text:style-name="P25"/>
      <text:h text:style-name="P28" text:outline-level="1"><text:soft-page-break/>Bonus (4 points)</text:h>
      <text:p text:style-name="P16">A la <text:span text:style-name="T10">lumière</text:span> des <text:span text:style-name="T10">différents</text:span> laboratoires, <text:span text:style-name="T10">décrivez</text:span> <text:span text:style-name="T10">brièvement</text:span> les principales différences entre les technologies <text:span text:style-name="T10">manipulées.</text:span> Indiquez un cas d'utilisation pertinent pour chaque librairie.</text:p>
      <text:h text:style-name="P2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style:paragraph-properties style:page-number="auto" fo:background-color="#ff420e">
        <style:tab-stops/>
        <style:drop-cap/>
        <style:background-image/>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10</text:page-number>/<text:page-count>10</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5H25M6S</meta:editing-duration>
    <meta:editing-cycles>51</meta:editing-cycles>
    <meta:generator>LibreOffice/4.3.3.2$Linux_X86_64 LibreOffice_project/430m0$Build-2</meta:generator>
    <dc:date>2018-12-06T12:15:04.013316364</dc:date>
    <dc:creator>loic </dc:creator>
    <meta:document-statistic meta:table-count="6" meta:image-count="0" meta:object-count="6" meta:page-count="10" meta:paragraph-count="109" meta:word-count="1622" meta:character-count="10003" meta:non-whitespace-character-count="8499"/>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291cm" svg:height="9.009cm" xlink:href="." xlink:type="simple" chart:class="chart:scatter" chart:style-name="ch1">
        <chart:title svg:x="-0.119cm" svg:y="0.316cm" chart:style-name="ch2">
          <text:p>Temps écoulé pour 2000 itérations (s) en fonction du nombre de coeurs et de la taille de l'image</text:p>
        </chart:title>
        <chart:legend chart:legend-position="end" svg:x="15.73cm" svg:y="3.458cm" style:legend-expansion="high" chart:style-name="ch3"/>
        <chart:plot-area chart:style-name="ch4" chart:data-source-has-labels="both" svg:x="1.376cm" svg:y="1.275cm" svg:width="13.989cm" svg:height="6.573cm">
          <chartooo:coordinate-region svg:x="2.368cm" svg:y="1.475cm" svg:width="12.717cm" svg:height="5.726cm"/>
          <chart:axis chart:dimension="x" chart:name="primary-x" chart:style-name="ch5" chartooo:axis-type="auto">
            <chart:title svg:x="6.95cm" svg:y="8.028cm" chart:style-name="ch6">
              <text:p>Nombre de coeurs</text:p>
            </chart:title>
            <chart:categories table:cell-range-address="local-table.$A$2:.$A$9"/>
          </chart:axis>
          <chart:axis chart:dimension="y" chart:name="primary-y" chart:style-name="ch5">
            <chart:title svg:x="0.451cm" svg:y="5.875cm" chart:style-name="ch7">
              <text:p>Temps écoulé (s)</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D$2:.$D$9" chart:label-cell-address="local-table.$D$1" chart:class="chart:scatter">
            <chart:data-point chart:repeated="8"/>
          </chart:series>
          <chart:series chart:style-name="ch11" chart:values-cell-range-address="local-table.$E$2:.$E$9" chart:label-cell-address="local-table.$E$1" chart:class="chart:scatter">
            <chart:data-point chart:repeated="8"/>
          </chart:series>
          <chart:series chart:style-name="ch12" chart:values-cell-range-address="local-table.$F$2:.$F$9" chart:label-cell-address="local-table.$F$1"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1">
                <text:p>1</text:p>
              </table:table-cell>
              <table:table-cell office:value-type="float" office:value="95.721">
                <text:p>95.721</text:p>
              </table:table-cell>
              <table:table-cell office:value-type="float" office:value="381.767">
                <text:p>381.767</text:p>
              </table:table-cell>
              <table:table-cell office:value-type="float" office:value="879.993">
                <text:p>879.993</text:p>
              </table:table-cell>
              <table:table-cell office:value-type="float" office:value="3547.215">
                <text:p>3547.215</text:p>
              </table:table-cell>
            </table:table-row>
            <table:table-row>
              <table:table-cell office:value-type="string">
                <text:p>2</text:p>
              </table:table-cell>
              <table:table-cell office:value-type="float" office:value="2">
                <text:p>2</text:p>
              </table:table-cell>
              <table:table-cell office:value-type="float" office:value="57.226">
                <text:p>57.226</text:p>
              </table:table-cell>
              <table:table-cell office:value-type="float" office:value="201.673">
                <text:p>201.673</text:p>
              </table:table-cell>
              <table:table-cell office:value-type="float" office:value="443.321">
                <text:p>443.321</text:p>
              </table:table-cell>
              <table:table-cell office:value-type="float" office:value="3047.397">
                <text:p>3047.397</text:p>
              </table:table-cell>
            </table:table-row>
            <table:table-row>
              <table:table-cell office:value-type="string">
                <text:p>3</text:p>
              </table:table-cell>
              <table:table-cell office:value-type="float" office:value="4">
                <text:p>4</text:p>
              </table:table-cell>
              <table:table-cell office:value-type="float" office:value="30.652">
                <text:p>30.652</text:p>
              </table:table-cell>
              <table:table-cell office:value-type="float" office:value="119.738">
                <text:p>119.738</text:p>
              </table:table-cell>
              <table:table-cell office:value-type="float" office:value="257.583">
                <text:p>257.583</text:p>
              </table:table-cell>
              <table:table-cell office:value-type="float" office:value="2764.278">
                <text:p>2764.278</text:p>
              </table:table-cell>
            </table:table-row>
            <table:table-row>
              <table:table-cell office:value-type="string">
                <text:p>4</text:p>
              </table:table-cell>
              <table:table-cell office:value-type="float" office:value="8">
                <text:p>8</text:p>
              </table:table-cell>
              <table:table-cell office:value-type="float" office:value="24.179">
                <text:p>24.179</text:p>
              </table:table-cell>
              <table:table-cell office:value-type="float" office:value="93.553">
                <text:p>93.553</text:p>
              </table:table-cell>
              <table:table-cell office:value-type="float" office:value="207.546">
                <text:p>207.546</text:p>
              </table:table-cell>
              <table:table-cell office:value-type="float" office:value="1970.214">
                <text:p>1970.214</text:p>
              </table:table-cell>
            </table:table-row>
            <table:table-row>
              <table:table-cell office:value-type="string">
                <text:p>5</text:p>
              </table:table-cell>
              <table:table-cell office:value-type="float" office:value="16">
                <text:p>16</text:p>
              </table:table-cell>
              <table:table-cell office:value-type="float" office:value="34.197">
                <text:p>34.197</text:p>
              </table:table-cell>
              <table:table-cell office:value-type="float" office:value="77.797">
                <text:p>77.797</text:p>
              </table:table-cell>
              <table:table-cell office:value-type="float" office:value="280.324">
                <text:p>280.324</text:p>
              </table:table-cell>
              <table:table-cell office:value-type="float" office:value="1099.723">
                <text:p>1099.723</text:p>
              </table:table-cell>
            </table:table-row>
            <table:table-row>
              <table:table-cell office:value-type="string">
                <text:p>6</text:p>
              </table:table-cell>
              <table:table-cell office:value-type="float" office:value="32">
                <text:p>32</text:p>
              </table:table-cell>
              <table:table-cell office:value-type="float" office:value="4.825">
                <text:p>4.825</text:p>
              </table:table-cell>
              <table:table-cell office:value-type="float" office:value="27.571">
                <text:p>27.571</text:p>
              </table:table-cell>
              <table:table-cell office:value-type="float" office:value="107.048">
                <text:p>107.048</text:p>
              </table:table-cell>
              <table:table-cell office:value-type="float" office:value="420.577">
                <text:p>420.577</text:p>
              </table:table-cell>
            </table:table-row>
            <table:table-row>
              <table:table-cell office:value-type="string">
                <text:p>7</text:p>
              </table:table-cell>
              <table:table-cell office:value-type="float" office:value="64">
                <text:p>64</text:p>
              </table:table-cell>
              <table:table-cell office:value-type="float" office:value="38.248">
                <text:p>38.248</text:p>
              </table:table-cell>
              <table:table-cell office:value-type="float" office:value="49.965">
                <text:p>49.965</text:p>
              </table:table-cell>
              <table:table-cell office:value-type="float" office:value="106.086">
                <text:p>106.086</text:p>
              </table:table-cell>
              <table:table-cell office:value-type="float" office:value="357.415">
                <text:p>357.415</text:p>
              </table:table-cell>
            </table:table-row>
            <table:table-row>
              <table:table-cell office:value-type="string">
                <text:p>8</text:p>
              </table:table-cell>
              <table:table-cell office:value-type="float" office:value="96">
                <text:p>96</text:p>
              </table:table-cell>
              <table:table-cell office:value-type="float" office:value="26.322">
                <text:p>26.322</text:p>
              </table:table-cell>
              <table:table-cell office:value-type="float" office:value="24.046">
                <text:p>24.046</text:p>
              </table:table-cell>
              <table:table-cell office:value-type="float" office:value="81.797">
                <text:p>81.797</text:p>
              </table:table-cell>
              <table:table-cell office:value-type="float" office:value="251.28">
                <text:p>251.2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802in"/>
    </style:style>
    <style:style style:name="co3" style:family="table-column">
      <style:table-column-properties fo:break-before="auto" style:column-width="0.825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fo:font-weight="bold" style:font-weight-asian="bold" style:font-weight-complex="bold"/>
    </style:style>
    <style:style style:name="ce2" style:family="table-cell" style:parent-style-name="Default">
      <style:table-cell-properties style:text-align-source="fix" style:repeat-content="false" fo:border="0.74pt solid #000000"/>
      <style:paragraph-properties fo:text-align="center" fo:margin-left="0in"/>
      <style:text-properties style:text-position="" fo:font-weight="bold" style:font-weight-asian="bold" style:font-weight-complex="bold"/>
    </style:style>
    <style:style style:name="ce3" style:family="table-cell" style:parent-style-name="Default">
      <style:table-cell-properties fo:border="0.74pt solid #000000"/>
      <style:text-properties style:text-position=""/>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6" style:family="table-cell" style:parent-style-name="Default">
      <style:table-cell-properties fo:border="0.74pt solid #000000"/>
    </style:style>
  </office:automatic-styles>
  <office:body>
    <office:spreadsheet>
      <table:table table:name="heatsim_compute" table:style-name="ta1">
        <table:table-column table:style-name="co1" table:default-cell-style-name="Default"/>
        <table:table-column table:style-name="co2" table:default-cell-style-name="Default"/>
        <table:table-column table:style-name="co3" table:number-columns-repeated="4" table:default-cell-style-name="Default"/>
        <table:table-row table:style-name="ro1" table:number-rows-repeated="12">
          <table:table-cell table:number-columns-repeated="6"/>
        </table:table-row>
        <table:table-row table:style-name="ro1">
          <table:table-cell/>
          <table:table-cell table:style-name="ce4" office:value-type="string" calcext:value-type="string">
            <text:p>Nombre de coeurs / Taille de l'image</text:p>
          </table:table-cell>
          <table:table-cell table:style-name="ce5" office:value-type="string" calcext:value-type="string">
            <text:p>small</text:p>
          </table:table-cell>
          <table:table-cell table:style-name="ce5" office:value-type="string" calcext:value-type="string">
            <text:p>medium</text:p>
          </table:table-cell>
          <table:table-cell table:style-name="ce5" office:value-type="string" calcext:value-type="string">
            <text:p>large</text:p>
          </table:table-cell>
          <table:table-cell table:style-name="ce5" office:value-type="string" calcext:value-type="string">
            <text:p>xlarge</text:p>
          </table:table-cell>
        </table:table-row>
        <table:table-row table:style-name="ro1">
          <table:table-cell/>
          <table:table-cell table:style-name="ce5" office:value-type="float" office:value="1" calcext:value-type="float">
            <text:p>1</text:p>
          </table:table-cell>
          <table:table-cell table:style-name="ce6" office:value-type="float" office:value="0.0478605" calcext:value-type="float">
            <text:p>0.0478605</text:p>
          </table:table-cell>
          <table:table-cell table:style-name="ce6" office:value-type="float" office:value="0.1908835" calcext:value-type="float">
            <text:p>0.1908835</text:p>
          </table:table-cell>
          <table:table-cell table:style-name="ce6" office:value-type="float" office:value="0.4399965" calcext:value-type="float">
            <text:p>0.4399965</text:p>
          </table:table-cell>
          <table:table-cell table:style-name="ce6" office:value-type="float" office:value="1.7736075" calcext:value-type="float">
            <text:p>1.7736075</text:p>
          </table:table-cell>
        </table:table-row>
        <table:table-row table:style-name="ro1">
          <table:table-cell/>
          <table:table-cell table:style-name="ce5" office:value-type="float" office:value="2" calcext:value-type="float">
            <text:p>2</text:p>
          </table:table-cell>
          <table:table-cell table:style-name="ce6" office:value-type="float" office:value="0.028613" calcext:value-type="float">
            <text:p>0.028613</text:p>
          </table:table-cell>
          <table:table-cell table:style-name="ce6" office:value-type="float" office:value="0.1008365" calcext:value-type="float">
            <text:p>0.1008365</text:p>
          </table:table-cell>
          <table:table-cell table:style-name="ce6" office:value-type="float" office:value="0.2216605" calcext:value-type="float">
            <text:p>0.2216605</text:p>
          </table:table-cell>
          <table:table-cell table:style-name="ce6" office:value-type="float" office:value="1.5236985" calcext:value-type="float">
            <text:p>1.5236985</text:p>
          </table:table-cell>
        </table:table-row>
        <table:table-row table:style-name="ro1">
          <table:table-cell/>
          <table:table-cell table:style-name="ce5" office:value-type="float" office:value="4" calcext:value-type="float">
            <text:p>4</text:p>
          </table:table-cell>
          <table:table-cell table:style-name="ce6" office:value-type="float" office:value="0.015326" calcext:value-type="float">
            <text:p>0.015326</text:p>
          </table:table-cell>
          <table:table-cell table:style-name="ce6" office:value-type="float" office:value="0.059869" calcext:value-type="float">
            <text:p>0.059869</text:p>
          </table:table-cell>
          <table:table-cell table:style-name="ce6" office:value-type="float" office:value="0.1287915" calcext:value-type="float">
            <text:p>0.1287915</text:p>
          </table:table-cell>
          <table:table-cell table:style-name="ce6" office:value-type="float" office:value="1.382139" calcext:value-type="float">
            <text:p>1.382139</text:p>
          </table:table-cell>
        </table:table-row>
        <table:table-row table:style-name="ro1">
          <table:table-cell/>
          <table:table-cell table:style-name="ce5" office:value-type="float" office:value="8" calcext:value-type="float">
            <text:p>8</text:p>
          </table:table-cell>
          <table:table-cell table:style-name="ce6" office:value-type="float" office:value="0.0120895" calcext:value-type="float">
            <text:p>0.0120895</text:p>
          </table:table-cell>
          <table:table-cell table:style-name="ce6" office:value-type="float" office:value="0.0467765" calcext:value-type="float">
            <text:p>0.0467765</text:p>
          </table:table-cell>
          <table:table-cell table:style-name="ce6" office:value-type="float" office:value="0.103773" calcext:value-type="float">
            <text:p>0.103773</text:p>
          </table:table-cell>
          <table:table-cell table:style-name="ce6" office:value-type="float" office:value="0.985107" calcext:value-type="float">
            <text:p>0.985107</text:p>
          </table:table-cell>
        </table:table-row>
        <table:table-row table:style-name="ro1">
          <table:table-cell/>
          <table:table-cell table:style-name="ce5" office:value-type="float" office:value="16" calcext:value-type="float">
            <text:p>16</text:p>
          </table:table-cell>
          <table:table-cell table:style-name="ce6" office:value-type="float" office:value="0.0170985" calcext:value-type="float">
            <text:p>0.0170985</text:p>
          </table:table-cell>
          <table:table-cell table:style-name="ce6" office:value-type="float" office:value="0.0388985" calcext:value-type="float">
            <text:p>0.0388985</text:p>
          </table:table-cell>
          <table:table-cell table:style-name="ce6" office:value-type="float" office:value="0.140162" calcext:value-type="float">
            <text:p>0.140162</text:p>
          </table:table-cell>
          <table:table-cell table:style-name="ce6" office:value-type="float" office:value="0.5498615" calcext:value-type="float">
            <text:p>0.5498615</text:p>
          </table:table-cell>
        </table:table-row>
        <table:table-row table:style-name="ro1">
          <table:table-cell/>
          <table:table-cell table:style-name="ce5" office:value-type="float" office:value="32" calcext:value-type="float">
            <text:p>32</text:p>
          </table:table-cell>
          <table:table-cell table:style-name="ce6" office:value-type="float" office:value="0.0024125" calcext:value-type="float">
            <text:p>0.0024125</text:p>
          </table:table-cell>
          <table:table-cell table:style-name="ce6" office:value-type="float" office:value="0.0137855" calcext:value-type="float">
            <text:p>0.0137855</text:p>
          </table:table-cell>
          <table:table-cell table:style-name="ce6" office:value-type="float" office:value="0.053524" calcext:value-type="float">
            <text:p>0.053524</text:p>
          </table:table-cell>
          <table:table-cell table:style-name="ce6" office:value-type="float" office:value="0.2102885" calcext:value-type="float">
            <text:p>0.2102885</text:p>
          </table:table-cell>
        </table:table-row>
        <table:table-row table:style-name="ro1">
          <table:table-cell/>
          <table:table-cell table:style-name="ce5" office:value-type="float" office:value="64" calcext:value-type="float">
            <text:p>64</text:p>
          </table:table-cell>
          <table:table-cell table:style-name="ce6" office:value-type="float" office:value="0.019124" calcext:value-type="float">
            <text:p>0.019124</text:p>
          </table:table-cell>
          <table:table-cell table:style-name="ce6" office:value-type="float" office:value="0.0249825" calcext:value-type="float">
            <text:p>0.0249825</text:p>
          </table:table-cell>
          <table:table-cell table:style-name="ce6" office:value-type="float" office:value="0.053043" calcext:value-type="float">
            <text:p>0.053043</text:p>
          </table:table-cell>
          <table:table-cell table:style-name="ce6" office:value-type="float" office:value="0.1787075" calcext:value-type="float">
            <text:p>0.1787075</text:p>
          </table:table-cell>
        </table:table-row>
        <table:table-row table:style-name="ro1">
          <table:table-cell/>
          <table:table-cell table:style-name="ce5" office:value-type="float" office:value="96" calcext:value-type="float">
            <text:p>96</text:p>
          </table:table-cell>
          <table:table-cell table:style-name="ce6" office:value-type="float" office:value="0.0125873333333333" calcext:value-type="float">
            <text:p>0.0125873333</text:p>
          </table:table-cell>
          <table:table-cell table:style-name="ce6" office:value-type="float" office:value="0.0166533333333333" calcext:value-type="float">
            <text:p>0.0166533333</text:p>
          </table:table-cell>
          <table:table-cell table:style-name="ce6" office:value-type="float" office:value="0.0353796666666667" calcext:value-type="float">
            <text:p>0.0353796667</text:p>
          </table:table-cell>
          <table:table-cell table:style-name="ce6" office:value-type="float" office:value="0.140125" calcext:value-type="float">
            <text:p>0.14012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6">00/00/0000</text:date>, <text:time style:data-style-name="N2" text:time-value="11:33:45.9174274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1cm" svg:height="9.009cm" xlink:href="." xlink:type="simple" chart:class="chart:scatter" chart:style-name="ch1">
        <chart:title svg:x="1.162cm" svg:y="0.316cm" chart:style-name="ch2">
          <text:p>Accélération en fonction du nombre de coeurs et de la taille de l'image</text:p>
        </chart:title>
        <chart:legend chart:legend-position="end" svg:x="13.449cm" svg:y="3.458cm" style:legend-expansion="high" chart:style-name="ch3"/>
        <chart:plot-area chart:style-name="ch4" chart:data-source-has-labels="both" svg:x="1.331cm" svg:y="1.275cm" svg:width="11.798cm" svg:height="6.573cm">
          <chartooo:coordinate-region svg:x="1.952cm" svg:y="1.475cm" svg:width="10.898cm" svg:height="5.726cm"/>
          <chart:axis chart:dimension="x" chart:name="primary-x" chart:style-name="ch5" chartooo:axis-type="auto">
            <chart:title svg:x="5.81cm" svg:y="8.028cm" chart:style-name="ch6">
              <text:p>Nombre de coeurs</text:p>
            </chart:title>
            <chart:categories table:cell-range-address="local-table.$A$2:.$A$8"/>
          </chart:axis>
          <chart:axis chart:dimension="y" chart:name="primary-y" chart:style-name="ch5">
            <chart:title svg:x="0.451cm" svg:y="6.55cm" chart:style-name="ch7">
              <text:p>Facteur d'accélération S(p)</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series chart:style-name="ch11" chart:values-cell-range-address="local-table.$E$2:.$E$8" chart:label-cell-address="local-table.$E$1" chart:class="chart:scatter">
            <chart:data-point chart:repeated="7"/>
          </chart:series>
          <chart:series chart:style-name="ch12" chart:values-cell-range-address="local-table.$F$2:.$F$8" chart:label-cell-address="local-table.$F$1"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2">
                <text:p>2</text:p>
              </table:table-cell>
              <table:table-cell office:value-type="float" office:value="1.67268374515081">
                <text:p>1.67268374515081</text:p>
              </table:table-cell>
              <table:table-cell office:value-type="float" office:value="1.89300005454374">
                <text:p>1.89300005454374</text:p>
              </table:table-cell>
              <table:table-cell office:value-type="float" office:value="1.98500183839701">
                <text:p>1.98500183839701</text:p>
              </table:table-cell>
              <table:table-cell office:value-type="float" office:value="1.16401473126081">
                <text:p>1.16401473126081</text:p>
              </table:table-cell>
            </table:table-row>
            <table:table-row>
              <table:table-cell office:value-type="string">
                <text:p>2</text:p>
              </table:table-cell>
              <table:table-cell office:value-type="float" office:value="4">
                <text:p>4</text:p>
              </table:table-cell>
              <table:table-cell office:value-type="float" office:value="3.12283048414459">
                <text:p>3.12283048414459</text:p>
              </table:table-cell>
              <table:table-cell office:value-type="float" office:value="3.18835290384005">
                <text:p>3.18835290384005</text:p>
              </table:table-cell>
              <table:table-cell office:value-type="float" office:value="3.41634735211563">
                <text:p>3.41634735211563</text:p>
              </table:table-cell>
              <table:table-cell office:value-type="float" office:value="1.28323381367576">
                <text:p>1.28323381367576</text:p>
              </table:table-cell>
            </table:table-row>
            <table:table-row>
              <table:table-cell office:value-type="string">
                <text:p>3</text:p>
              </table:table-cell>
              <table:table-cell office:value-type="float" office:value="8">
                <text:p>8</text:p>
              </table:table-cell>
              <table:table-cell office:value-type="float" office:value="3.95884858761735">
                <text:p>3.95884858761735</text:p>
              </table:table-cell>
              <table:table-cell office:value-type="float" office:value="4.08075636270349">
                <text:p>4.08075636270349</text:p>
              </table:table-cell>
              <table:table-cell office:value-type="float" office:value="4.23999017085369">
                <text:p>4.23999017085369</text:p>
              </table:table-cell>
              <table:table-cell office:value-type="float" office:value="1.80042117252238">
                <text:p>1.80042117252238</text:p>
              </table:table-cell>
            </table:table-row>
            <table:table-row>
              <table:table-cell office:value-type="string">
                <text:p>4</text:p>
              </table:table-cell>
              <table:table-cell office:value-type="float" office:value="16">
                <text:p>16</text:p>
              </table:table-cell>
              <table:table-cell office:value-type="float" office:value="2.79910518466532">
                <text:p>2.79910518466532</text:p>
              </table:table-cell>
              <table:table-cell office:value-type="float" office:value="4.90722007275345">
                <text:p>4.90722007275345</text:p>
              </table:table-cell>
              <table:table-cell office:value-type="float" office:value="3.13919964041609">
                <text:p>3.13919964041609</text:p>
              </table:table-cell>
              <table:table-cell office:value-type="float" office:value="3.22555316202353">
                <text:p>3.22555316202353</text:p>
              </table:table-cell>
            </table:table-row>
            <table:table-row>
              <table:table-cell office:value-type="string">
                <text:p>5</text:p>
              </table:table-cell>
              <table:table-cell office:value-type="float" office:value="32">
                <text:p>32</text:p>
              </table:table-cell>
              <table:table-cell office:value-type="float" office:value="19.8385492227979">
                <text:p>19.8385492227979</text:p>
              </table:table-cell>
              <table:table-cell office:value-type="float" office:value="13.8466867360633">
                <text:p>13.8466867360633</text:p>
              </table:table-cell>
              <table:table-cell office:value-type="float" office:value="8.22054592332412">
                <text:p>8.22054592332412</text:p>
              </table:table-cell>
              <table:table-cell office:value-type="float" office:value="8.43416306645394">
                <text:p>8.43416306645394</text:p>
              </table:table-cell>
            </table:table-row>
            <table:table-row>
              <table:table-cell office:value-type="string">
                <text:p>6</text:p>
              </table:table-cell>
              <table:table-cell office:value-type="float" office:value="64">
                <text:p>64</text:p>
              </table:table-cell>
              <table:table-cell office:value-type="float" office:value="2.50264066094959">
                <text:p>2.50264066094959</text:p>
              </table:table-cell>
              <table:table-cell office:value-type="float" office:value="7.64068848193736">
                <text:p>7.64068848193736</text:p>
              </table:table-cell>
              <table:table-cell office:value-type="float" office:value="8.29509077540863">
                <text:p>8.29509077540863</text:p>
              </table:table-cell>
              <table:table-cell office:value-type="float" office:value="9.92463942475833">
                <text:p>9.92463942475833</text:p>
              </table:table-cell>
            </table:table-row>
            <table:table-row>
              <table:table-cell office:value-type="string">
                <text:p>7</text:p>
              </table:table-cell>
              <table:table-cell office:value-type="float" office:value="96">
                <text:p>96</text:p>
              </table:table-cell>
              <table:table-cell office:value-type="float" office:value="3.80227477358191">
                <text:p>3.80227477358191</text:p>
              </table:table-cell>
              <table:table-cell office:value-type="float" office:value="11.462179743795">
                <text:p>11.462179743795</text:p>
              </table:table-cell>
              <table:table-cell office:value-type="float" office:value="12.436422992491">
                <text:p>12.436422992491</text:p>
              </table:table-cell>
              <table:table-cell office:value-type="float" office:value="12.6573238180196">
                <text:p>12.657323818019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1cm" svg:height="9.009cm" xlink:href="." xlink:type="simple" chart:class="chart:scatter" chart:style-name="ch1">
        <chart:title svg:x="1.466cm" svg:y="0.316cm" chart:style-name="ch2">
          <text:p>Efficacité en fonction du nombre de coeurs et de la taille de l'image</text:p>
        </chart:title>
        <chart:legend chart:legend-position="end" svg:x="13.449cm" svg:y="3.458cm" style:legend-expansion="high" chart:style-name="ch3"/>
        <chart:plot-area chart:style-name="ch4" chart:data-source-has-labels="both" svg:x="1.331cm" svg:y="1.275cm" svg:width="11.798cm" svg:height="6.573cm">
          <chartooo:coordinate-region svg:x="2.058cm" svg:y="1.475cm" svg:width="10.791cm" svg:height="5.726cm"/>
          <chart:axis chart:dimension="x" chart:name="primary-x" chart:style-name="ch5" chartooo:axis-type="auto">
            <chart:title svg:x="5.81cm" svg:y="8.028cm" chart:style-name="ch6">
              <text:p>Nombre de coeurs</text:p>
            </chart:title>
            <chart:categories table:cell-range-address="local-table.$A$2:.$A$8"/>
          </chart:axis>
          <chart:axis chart:dimension="y" chart:name="primary-y" chart:style-name="ch5">
            <chart:title svg:x="0.451cm" svg:y="5.597cm" chart:style-name="ch7">
              <text:p>Efficacité E(p)</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series chart:style-name="ch11" chart:values-cell-range-address="local-table.$E$2:.$E$8" chart:label-cell-address="local-table.$E$1" chart:class="chart:scatter">
            <chart:data-point chart:repeated="7"/>
          </chart:series>
          <chart:series chart:style-name="ch12" chart:values-cell-range-address="local-table.$F$2:.$F$8" chart:label-cell-address="local-table.$F$1"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2">
                <text:p>2</text:p>
              </table:table-cell>
              <table:table-cell office:value-type="float" office:value="0.836341872575403">
                <text:p>0.836341872575403</text:p>
              </table:table-cell>
              <table:table-cell office:value-type="float" office:value="0.946500027271871">
                <text:p>0.946500027271871</text:p>
              </table:table-cell>
              <table:table-cell office:value-type="float" office:value="0.992500919198504">
                <text:p>0.992500919198504</text:p>
              </table:table-cell>
              <table:table-cell office:value-type="float" office:value="0.582007365630405">
                <text:p>0.582007365630405</text:p>
              </table:table-cell>
            </table:table-row>
            <table:table-row>
              <table:table-cell office:value-type="string">
                <text:p>2</text:p>
              </table:table-cell>
              <table:table-cell office:value-type="float" office:value="4">
                <text:p>4</text:p>
              </table:table-cell>
              <table:table-cell office:value-type="float" office:value="0.780707621036148">
                <text:p>0.780707621036148</text:p>
              </table:table-cell>
              <table:table-cell office:value-type="float" office:value="0.797088225960013">
                <text:p>0.797088225960013</text:p>
              </table:table-cell>
              <table:table-cell office:value-type="float" office:value="0.854086838028907">
                <text:p>0.854086838028907</text:p>
              </table:table-cell>
              <table:table-cell office:value-type="float" office:value="0.32080845341894">
                <text:p>0.32080845341894</text:p>
              </table:table-cell>
            </table:table-row>
            <table:table-row>
              <table:table-cell office:value-type="string">
                <text:p>3</text:p>
              </table:table-cell>
              <table:table-cell office:value-type="float" office:value="8">
                <text:p>8</text:p>
              </table:table-cell>
              <table:table-cell office:value-type="float" office:value="0.494856073452169">
                <text:p>0.494856073452169</text:p>
              </table:table-cell>
              <table:table-cell office:value-type="float" office:value="0.510094545337937">
                <text:p>0.510094545337937</text:p>
              </table:table-cell>
              <table:table-cell office:value-type="float" office:value="0.529998771356711">
                <text:p>0.529998771356711</text:p>
              </table:table-cell>
              <table:table-cell office:value-type="float" office:value="0.225052646565297">
                <text:p>0.225052646565297</text:p>
              </table:table-cell>
            </table:table-row>
            <table:table-row>
              <table:table-cell office:value-type="string">
                <text:p>4</text:p>
              </table:table-cell>
              <table:table-cell office:value-type="float" office:value="16">
                <text:p>16</text:p>
              </table:table-cell>
              <table:table-cell office:value-type="float" office:value="0.174944074041583">
                <text:p>0.174944074041583</text:p>
              </table:table-cell>
              <table:table-cell office:value-type="float" office:value="0.30670125454709">
                <text:p>0.30670125454709</text:p>
              </table:table-cell>
              <table:table-cell office:value-type="float" office:value="0.196199977526006">
                <text:p>0.196199977526006</text:p>
              </table:table-cell>
              <table:table-cell office:value-type="float" office:value="0.20159707262647">
                <text:p>0.20159707262647</text:p>
              </table:table-cell>
            </table:table-row>
            <table:table-row>
              <table:table-cell office:value-type="string">
                <text:p>5</text:p>
              </table:table-cell>
              <table:table-cell office:value-type="float" office:value="32">
                <text:p>32</text:p>
              </table:table-cell>
              <table:table-cell office:value-type="float" office:value="0.619954663212435">
                <text:p>0.619954663212435</text:p>
              </table:table-cell>
              <table:table-cell office:value-type="float" office:value="0.432708960501977">
                <text:p>0.432708960501977</text:p>
              </table:table-cell>
              <table:table-cell office:value-type="float" office:value="0.256892060103879">
                <text:p>0.256892060103879</text:p>
              </table:table-cell>
              <table:table-cell office:value-type="float" office:value="0.263567595826686">
                <text:p>0.263567595826686</text:p>
              </table:table-cell>
            </table:table-row>
            <table:table-row>
              <table:table-cell office:value-type="string">
                <text:p>6</text:p>
              </table:table-cell>
              <table:table-cell office:value-type="float" office:value="64">
                <text:p>64</text:p>
              </table:table-cell>
              <table:table-cell office:value-type="float" office:value="0.0391037603273374">
                <text:p>0.0391037603273374</text:p>
              </table:table-cell>
              <table:table-cell office:value-type="float" office:value="0.119385757530271">
                <text:p>0.119385757530271</text:p>
              </table:table-cell>
              <table:table-cell office:value-type="float" office:value="0.12961079336576">
                <text:p>0.12961079336576</text:p>
              </table:table-cell>
              <table:table-cell office:value-type="float" office:value="0.155072491011849">
                <text:p>0.155072491011849</text:p>
              </table:table-cell>
            </table:table-row>
            <table:table-row>
              <table:table-cell office:value-type="string">
                <text:p>7</text:p>
              </table:table-cell>
              <table:table-cell office:value-type="float" office:value="96">
                <text:p>96</text:p>
              </table:table-cell>
              <table:table-cell office:value-type="float" office:value="0.0396070288914782">
                <text:p>0.0396070288914782</text:p>
              </table:table-cell>
              <table:table-cell office:value-type="float" office:value="0.119397705664532">
                <text:p>0.119397705664532</text:p>
              </table:table-cell>
              <table:table-cell office:value-type="float" office:value="0.129546072838448">
                <text:p>0.129546072838448</text:p>
              </table:table-cell>
              <table:table-cell office:value-type="float" office:value="0.131847123104371">
                <text:p>0.13184712310437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